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173in" svg:y="1.026in">
            <draw:object draw:notify-on-update-of-ranges="Sheet1.E5:Sheet1.E11 Sheet1.F5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og2(N) 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1T13:21:04.745000000</meta:creation-date>
    <dc:date>2025-09-11T13:27:38.392000000</dc:date>
    <meta:editing-duration>PT6M35S</meta:editing-duration>
    <meta:editing-cycles>1</meta:editing-cycles>
    <meta:document-statistic meta:table-count="1" meta:cell-count="16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8" style:family="chart">
      <style:text-properties fo:color="#f10d0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E5:Sheet1.F11" svg:x="0.657cm" svg:y="0.178cm" svg:width="15.359cm" svg:height="8.64cm">
          <chart:coordinate-region svg:x="1.278cm" svg:y="0.378cm" svg:width="14.366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11" chart:class="chart:scatter">
            <chart:domain table:cell-range-address="Sheet1.E5:Sheet1.E11"/>
            <chart:regression-curve chart:style-name="ch7">
              <chart:equation chart:display-equation="true" chart:display-r-square="true" svg:x="7.674cm" svg:y="3.408cm" chart:style-name="ch8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E5:Sheet1.E11</svg:desc>
                </draw:g>
              </table:table-cell>
              <table:table-cell office:value-type="float" office:value="1">
                <text:p>1</text:p>
                <draw:g>
                  <svg:desc>Sheet1.F5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